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0FB800000FB81E0203C8.svm" manifest:media-type=""/>
  <manifest:file-entry manifest:full-path="Pictures/10000000000001570000008CD9E54780.png" manifest:media-type="image/png"/>
  <manifest:file-entry manifest:full-path="Pictures/100000000000047C000000527B7E38E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40%" draw:textarea-horizontal-align="justify" draw:textarea-vertical-align="middle" draw:auto-grow-height="false" fo:min-height="0.104cm" fo:min-width="0cm" draw:shadow-opacity="40%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1.897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opacity="40%" draw:textarea-horizontal-align="justify" draw:textarea-vertical-align="middle" draw:auto-grow-height="false" fo:min-height="0.104cm" fo:min-width="0.098cm" draw:shadow-opacity="40%"/>
    </style:style>
    <style:style style:name="gr11" style:family="graphic" style:parent-style-name="无填充且无边框的对象_5f_1" style:list-style-name="L2">
      <style:graphic-properties draw:stroke="none" draw:stroke-dash="Dashed_20__28_var_29__20_10" svg:stroke-width="0cm" svg:stroke-color="#3465a4" draw:marker-start-width="0.2cm" draw:marker-start-center="false" draw:marker-end-width="0.2cm" draw:marker-end-center="false" draw:fill="none" draw:fill-color="#729fcf" draw:fill-gradient-name="Gradient_20_3" draw:fill-hatch-name="Hatching_20_46" draw:fill-image-name="Bitmap_20_1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opacity="4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729fcf" draw:fill-gradient-name="Gradient_20_3" draw:fill-hatch-name="Hatching_20_46" draw:fill-image-name="Bitmap_20_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599cm" svg:height="2.435cm" svg:x="0.901cm" svg:y="0.665cm">
          <draw:image xlink:href="Pictures/100000000000047C000000527B7E38EC.png" xlink:type="simple" xlink:show="embed" xlink:actuate="onLoad">
            <text:p/>
          </draw:image>
        </draw:frame>
        <draw:g>
          <draw:frame draw:style-name="gr2" draw:text-style-name="P1" draw:layer="layout" svg:width="5.7cm" svg:height="3.892cm" svg:x="2.7cm" svg:y="3.1cm">
            <draw:image xlink:href="Pictures/10000000000001570000008CD9E54780.png" xlink:type="simple" xlink:show="embed" xlink:actuate="onLoad">
              <text:p/>
            </draw:image>
          </draw:frame>
          <draw:custom-shape draw:style-name="gr3" draw:text-style-name="P2" draw:layer="layout" svg:width="0.513cm" svg:height="0.5cm" svg:x="3.042cm" svg:y="4.5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13cm" svg:height="0.5cm" svg:x="3.556cm" svg:y="4.5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13cm" svg:height="0.5cm" svg:x="4.069cm" svg:y="4.5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13cm" svg:height="0.5cm" svg:x="4.583cm" svg:y="4.5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13cm" svg:height="0.5cm" svg:x="5.096cm" svg:y="4.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13cm" svg:height="0.5cm" svg:x="5.665cm" svg:y="4.5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13cm" svg:height="0.5cm" svg:x="6.178cm" svg:y="4.5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13cm" svg:height="0.5cm" svg:x="6.692cm" svg:y="4.5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13cm" svg:height="0.5cm" svg:x="7.205cm" svg:y="4.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13cm" svg:height="0.5cm" svg:x="7.719cm" svg:y="4.5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3.042cm" svg:y1="4.346cm" svg:x2="3.042cm" svg:y2="5.546cm">
            <text:p/>
          </draw:line>
          <draw:line draw:style-name="gr4" draw:text-style-name="P3" draw:layer="layout" svg:x1="7.203cm" svg:y1="4.346cm" svg:x2="7.203cm" svg:y2="5.546cm">
            <text:p/>
          </draw:line>
          <draw:frame draw:style-name="gr5" draw:text-style-name="P5" draw:layer="layout" svg:width="2.121cm" svg:height="1.114cm" svg:x="4.341cm" svg:y="5.47cm">
            <draw:text-box>
              <text:p text:style-name="P4"><text:span text:style-name="T1">d</text:span><text:span text:style-name="T2">pattern</text:span></text:p>
            </draw:text-box>
          </draw:frame>
          <draw:line draw:style-name="gr6" draw:text-style-name="P6" draw:layer="layout" svg:x1="3.042cm" svg:y1="5.446cm" svg:x2="7.203cm" svg:y2="5.446cm">
            <text:p/>
          </draw:line>
        </draw:g>
        <draw:frame draw:style-name="gr7" draw:text-style-name="P8" draw:layer="layout" svg:width="3cm" svg:height="1.673cm" svg:x="0.1cm" svg:y="1.5cm">
          <draw:text-box>
            <text:p text:style-name="P7"><text:span text:style-name="T3"/></text:p>
            <text:p text:style-name="P7"><text:span text:style-name="T3">Step 1</text:span></text:p>
          </draw:text-box>
        </draw:frame>
        <draw:frame draw:style-name="gr7" draw:text-style-name="P8" draw:layer="layout" svg:width="3cm" svg:height="1.673cm" svg:x="0.1cm" svg:y="4.1cm">
          <draw:text-box>
            <text:p text:style-name="P7"><text:span text:style-name="T3">Bunch gap</text:span></text:p>
            <text:p text:style-name="P7"><text:span text:style-name="T3"/></text:p>
            <text:p text:style-name="P7"><text:span text:style-name="T3">Step 2</text:span></text:p>
          </draw:text-box>
        </draw:frame>
        <draw:frame draw:style-name="gr8" draw:text-style-name="P8" draw:layer="layout" svg:width="11.7cm" svg:height="2.147cm" svg:x="0.2cm" svg:y="0.5cm">
          <draw:text-box>
            <text:p text:style-name="P7"><text:span text:style-name="T3">Reproduced signal with correct phase and frequency</text:span></text:p>
          </draw:text-box>
        </draw:frame>
        <draw:frame draw:style-name="gr1" draw:text-style-name="P1" draw:layer="layout" svg:width="1.773cm" svg:height="2cm" svg:x="2.649cm" svg:y="1.3cm">
          <draw:image xlink:href="Pictures/2000000800000FB800000FB81E0203C8.svm" xlink:type="simple" xlink:show="embed" xlink:actuate="onLoad">
            <text:p/>
          </draw:image>
        </draw:frame>
        <draw:frame draw:style-name="gr9" draw:text-style-name="P10" draw:layer="layout" svg:width="2.5cm" svg:height="1.016cm" svg:x="19.3cm" svg:y="1.184cm">
          <draw:text-box>
            <text:p text:style-name="P9"><text:span text:style-name="T4">time</text:span></text:p>
          </draw:text-box>
        </draw:frame>
        <draw:frame draw:style-name="gr1" draw:text-style-name="P1" draw:layer="layout" svg:width="1.773cm" svg:height="2cm" svg:x="2.649cm" svg:y="1.3cm">
          <draw:image xlink:href="Pictures/2000000800000FB800000FB81E0203C8.svm" xlink:type="simple" xlink:show="embed" xlink:actuate="onLoad">
            <text:p/>
          </draw:image>
        </draw:frame>
        <draw:g>
          <draw:frame draw:style-name="gr2" draw:text-style-name="P1" draw:layer="layout" svg:width="9.4cm" svg:height="3.892cm" svg:x="9.7cm" svg:y="3.008cm">
            <draw:image xlink:href="Pictures/10000000000001570000008CD9E54780.png" xlink:type="simple" xlink:show="embed" xlink:actuate="onLoad">
              <text:p/>
            </draw:image>
          </draw:frame>
          <draw:custom-shape draw:style-name="gr10" draw:text-style-name="P2" draw:layer="layout" svg:width="0.846cm" svg:height="0.5cm" svg:x="10.264cm" svg:y="4.4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2" draw:layer="layout" svg:width="0.846cm" svg:height="0.5cm" svg:x="11.111cm" svg:y="4.4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2" draw:layer="layout" svg:width="0.846cm" svg:height="0.5cm" svg:x="11.957cm" svg:y="4.4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2" draw:layer="layout" svg:width="0.846cm" svg:height="0.5cm" svg:x="12.805cm" svg:y="4.4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2" draw:layer="layout" svg:width="0.846cm" svg:height="0.5cm" svg:x="13.652cm" svg:y="4.4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2" draw:layer="layout" svg:width="0.846cm" svg:height="0.5cm" svg:x="14.589cm" svg:y="4.4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2" draw:layer="layout" svg:width="0.846cm" svg:height="0.5cm" svg:x="15.435cm" svg:y="4.4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2" draw:layer="layout" svg:width="0.846cm" svg:height="0.5cm" svg:x="16.283cm" svg:y="4.4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2" draw:layer="layout" svg:width="0.846cm" svg:height="0.5cm" svg:x="17.13cm" svg:y="4.4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2" draw:layer="layout" svg:width="0.846cm" svg:height="0.5cm" svg:x="17.977cm" svg:y="4.4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10.264cm" svg:y1="4.254cm" svg:x2="10.264cm" svg:y2="5.454cm">
            <text:p/>
          </draw:line>
          <draw:line draw:style-name="gr4" draw:text-style-name="P3" draw:layer="layout" svg:x1="17.126cm" svg:y1="4.254cm" svg:x2="17.126cm" svg:y2="5.454cm">
            <text:p/>
          </draw:line>
          <draw:frame draw:style-name="gr5" draw:text-style-name="P5" draw:layer="layout" svg:width="3.498cm" svg:height="1.114cm" svg:x="12.406cm" svg:y="5.378cm">
            <draw:text-box>
              <text:p text:style-name="P4"><text:span text:style-name="T1">d</text:span><text:span text:style-name="T2">pattern</text:span></text:p>
            </draw:text-box>
          </draw:frame>
          <draw:line draw:style-name="gr6" draw:text-style-name="P6" draw:layer="layout" svg:x1="10.264cm" svg:y1="5.354cm" svg:x2="17.126cm" svg:y2="5.354cm">
            <text:p/>
          </draw:line>
        </draw:g>
        <draw:frame draw:style-name="gr11" draw:text-style-name="P11" draw:layer="layout" svg:width="1.773cm" svg:height="2cm" svg:x="14.327cm" svg:y="1.3cm">
          <draw:image xlink:href="Pictures/2000000800000FB800000FB81E0203C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 draw:opacity="50%" draw:shadow-opacity="50%"/>
    </style:style>
  </office:styles>
  <office:automatic-styles>
    <style:page-layout style:name="PM0">
      <style:page-layout-properties fo:margin-top="1cm" fo:margin-bottom="1cm" fo:margin-left="1cm" fo:margin-right="1cm" fo:page-width="20.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8:15:36.810000000</meta:creation-date>
    <dc:date>2016-08-24T18:17:40.386000000</dc:date>
    <meta:editing-duration>PT2M3S</meta:editing-duration>
    <meta:editing-cycles>1</meta:editing-cycles>
    <meta:document-statistic meta:object-count="40"/>
    <meta:generator>LibreOffice/4.4.4.3$Windows_x86 LibreOffice_project/2c39ebcf046445232b798108aa8a7e7d89552ea8</meta:generator>
  </office:meta>
</office:document-meta>
</file>